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elle1" style:family="table" style:master-page-name="">
      <style:table-properties style:width="18.655cm" style:page-number="0" fo:break-before="page" table:align="left"/>
    </style:style>
    <style:style style:name="Tabelle1.A" style:family="table-column">
      <style:table-column-properties style:column-width="3.18cm"/>
    </style:style>
    <style:style style:name="Tabelle1.B" style:family="table-column">
      <style:table-column-properties style:column-width="0.699cm"/>
    </style:style>
    <style:style style:name="Tabelle1.L" style:family="table-column">
      <style:table-column-properties style:column-width="3.097cm"/>
    </style:style>
    <style:style style:name="Tabelle1.O" style:family="table-column">
      <style:table-column-properties style:column-width="0.644cm"/>
    </style:style>
    <style:style style:name="Tabelle1.P" style:family="table-column">
      <style:table-column-properties style:column-width="0.838cm"/>
    </style:style>
    <style:style style:name="Tabelle1.A1" style:family="table-cell">
      <style:table-cell-properties style:vertical-align="bottom" fo:padding="0.097cm" fo:border="none"/>
    </style:style>
    <style:style style:name="Tabelle1.A2" style:family="table-cell">
      <style:table-cell-properties fo:background-color="#99ccff" fo:padding="0.097cm" fo:border="none">
        <style:background-image/>
      </style:table-cell-properties>
    </style:style>
    <style:style style:name="Tabelle1.B2" style:family="table-cell" style:data-style-name="N0">
      <style:table-cell-properties fo:background-color="#99ccff" fo:padding="0.097cm" fo:border="none">
        <style:background-image/>
      </style:table-cell-properties>
    </style:style>
    <style:style style:name="Tabelle1.A3" style:family="table-cell">
      <style:table-cell-properties fo:padding="0.097cm" fo:border="none"/>
    </style:style>
    <style:style style:name="Tabelle1.B3" style:family="table-cell" style:data-style-name="N0">
      <style:table-cell-properties fo:padding="0.097cm" fo:border="none"/>
    </style:style>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6pt" fo:font-weight="bold" fo:background-color="transparent" style:font-size-asian="6pt" style:font-weight-asian="bold" style:font-size-complex="6pt" style:font-weight-complex="bold" style:text-scale="105%"/>
    </style:style>
    <style:style style:name="P4"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5"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P6" style:family="paragraph" style:parent-style-name="Default2">
      <style:paragraph-properties fo:margin-left="0cm" fo:margin-right="0cm" fo:text-indent="0cm" style:auto-text-indent="false"/>
    </style:style>
    <style:style style:name="P7"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P8" style:family="paragraph" style:parent-style-name="Standard">
      <style:paragraph-properties>
        <style:tab-stops>
          <style:tab-stop style:position="0.45cm"/>
        </style:tab-stops>
      </style:paragraph-properties>
    </style:style>
    <style:style style:name="P9" style:family="paragraph" style:parent-style-name="Standard">
      <style:paragraph-properties>
        <style:tab-stops>
          <style:tab-stop style:position="0.45cm"/>
        </style:tab-stops>
      </style:paragraph-properties>
      <style:text-properties fo:font-weight="normal" style:font-weight-asian="normal" style:font-weight-complex="normal" style:text-rotation-angle="0" style:text-rotation-scale="line-height"/>
    </style:style>
    <style:style style:name="P10" style:family="paragraph" style:parent-style-name="Standard">
      <style:paragraph-properties>
        <style:tab-stops>
          <style:tab-stop style:position="0.45cm"/>
        </style:tab-stops>
      </style:paragraph-properties>
      <style:text-properties fo:color="#000080" fo:font-weight="bold" style:font-weight-asian="bold" style:font-weight-complex="bold"/>
    </style:style>
    <style:style style:name="P11" style:family="paragraph" style:parent-style-name="Standard">
      <style:paragraph-properties fo:break-before="page">
        <style:tab-stops>
          <style:tab-stop style:position="0.45cm"/>
        </style:tab-stops>
      </style:paragraph-properties>
    </style:style>
    <style:style style:name="P12" style:family="paragraph" style:parent-style-name="Standard">
      <style:paragraph-properties fo:margin-left="0cm" fo:margin-right="0.009cm" fo:text-align="start" style:justify-single-word="false" fo:text-indent="0cm" style:auto-text-indent="false">
        <style:tab-stops>
          <style:tab-stop style:position="0.688cm"/>
          <style:tab-stop style:position="1.27cm" style:type="right"/>
        </style:tab-stops>
      </style:paragraph-properties>
      <style:text-properties fo:font-weight="normal" style:font-weight-asian="normal" style:font-weight-complex="normal" style:text-rotation-angle="0" style:text-rotation-scale="line-height"/>
    </style:style>
    <style:style style:name="P13" style:family="paragraph" style:parent-style-name="Standard">
      <style:paragraph-properties fo:margin-left="0.062cm" fo:margin-right="0.009cm" fo:text-align="start" style:justify-single-word="false" fo:text-indent="0cm" style:auto-text-indent="false">
        <style:tab-stops>
          <style:tab-stop style:position="0.688cm"/>
          <style:tab-stop style:position="1.27cm" style:type="right"/>
        </style:tab-stops>
      </style:paragraph-properties>
      <style:text-properties fo:color="#000080" fo:font-weight="bold" style:font-weight-asian="bold" style:font-weight-complex="bold" style:text-rotation-angle="90" style:text-rotation-scale="line-height"/>
    </style:style>
    <style:style style:name="P14" style:family="paragraph" style:parent-style-name="Standard">
      <style:paragraph-properties fo:margin-left="0cm" fo:margin-right="0.009cm" fo:text-align="start" style:justify-single-word="false" fo:text-indent="0cm" style:auto-text-indent="false">
        <style:tab-stops>
          <style:tab-stop style:position="0.688cm"/>
          <style:tab-stop style:position="1.27cm" style:type="right"/>
        </style:tab-stops>
      </style:paragraph-properties>
      <style:text-properties fo:color="#000080" fo:font-weight="bold" style:font-weight-asian="bold" style:font-weight-complex="bold" style:text-rotation-angle="90" style:text-rotation-scale="line-height"/>
    </style:style>
    <style:style style:name="P15" style:family="paragraph" style:parent-style-name="Standard">
      <style:paragraph-properties>
        <style:tab-stops>
          <style:tab-stop style:position="0.45cm"/>
        </style:tab-stops>
      </style:paragraph-properties>
      <style:text-properties fo:font-weight="normal" style:font-weight-asian="normal" style:font-weight-complex="normal" style:text-rotation-angle="0" style:text-rotation-scale="line-height"/>
    </style:style>
    <style:style style:name="P16" style:family="paragraph" style:parent-style-name="Standard">
      <style:paragraph-properties>
        <style:tab-stops>
          <style:tab-stop style:position="0.45cm"/>
        </style:tab-stops>
      </style:paragraph-properties>
    </style:style>
    <style:style style:name="P17" style:family="paragraph" style:parent-style-name="Heading_20_1">
      <style:paragraph-properties fo:break-before="page"/>
    </style:style>
    <style:style style:name="P18" style:family="paragraph" style:parent-style-name="Heading_20_2">
      <style:paragraph-properties>
        <style:tab-stops>
          <style:tab-stop style:position="0.45cm"/>
        </style:tab-stops>
      </style:paragraph-properties>
    </style:style>
    <style:style style:name="P19" style:family="paragraph" style:parent-style-name="Heading_20_2">
      <style:paragraph-properties fo:break-before="page">
        <style:tab-stops>
          <style:tab-stop style:position="0.45cm"/>
        </style:tab-stops>
      </style:paragraph-properties>
    </style:style>
    <style:style style:name="T1" style:family="text">
      <style:text-properties fo:color="#280099"/>
    </style:style>
    <style:style style:name="T2" style:family="text">
      <style:text-properties fo:color="#280099" fo:background-color="transparent"/>
    </style:style>
    <style:style style:name="T3" style:family="text">
      <style:text-properties style:font-name="Times New Roman" style:font-name-asian="Times New Roman" style:font-name-complex="Times New Roman"/>
    </style:style>
    <style:style style:name="Sect1" style:family="section">
      <style:section-properties text:dont-balance-text-columns="true" style:editable="false">
        <style:columns fo:column-count="1" fo:column-gap="0cm"/>
      </style:section-properties>
    </style:style>
    <style:style style:name="Sect2"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section text:style-name="Sect2" text:name="Bereich2">
          <text:h text:style-name="Heading_20_1" text:outline-level="1" text:is-list-header="true">Fähigkeiten nach Spieler</text:h>
          <text:h text:style-name="Heading_20_2" text:outline-level="2">Allgemein</text:h>
          <text:p text:style-name="Standard">Attributsbost nach Notwendigkeit</text:p>
          <text:p text:style-name="Standard">Ablative Armor (Hitpoints)</text:p>
          <text:p text:style-name="Standard">Stasse, anstelle vom Tod (aka eine Art von Backupleben)</text:p>
          <text:p text:style-name="Standard"/>
          <text:p text:style-name="Standard"/>
          <text:h text:style-name="Heading_20_2" text:outline-level="2">Markus</text:h>
          <text:p text:style-name="Standard">Weitsicht / Durchsicht, Pfeile lenken</text:p>
          <text:p text:style-name="Standard"/>
          <text:p text:style-name="Standard"/>
          <text:p text:style-name="Standard"/>
          <text:p text:style-name="Standard"/>
          <text:h text:style-name="Heading_20_2" text:outline-level="2">Reinhard</text:h>
          <text:p text:style-name="Standard">Verbesserter Attributs Boost &amp; Beserker </text:p>
          <text:p text:style-name="Standard"/>
          <text:p text:style-name="Standard"/>
          <text:p text:style-name="Standard"/>
          <text:p text:style-name="Standard"/>
          <text:h text:style-name="Heading_20_2" text:outline-level="2">Sascha </text:h>
          <text:p text:style-name="Standard">Unsichtbarkeit und kann Sinn und Zweck von Maschinen intuitiv erkenn</text:p>
          <text:p text:style-name="Standard"/>
          <text:p text:style-name="Standard"/>
          <text:p text:style-name="Standard"/>
          <text:p text:style-name="Standard"/>
          <text:h text:style-name="Heading_20_2" text:outline-level="2">Andi</text:h>
          <text:p text:style-name="Standard">Zeitmanipulation</text:p>
          <text:p text:style-name="Standard"/>
          <text:p text:style-name="Standard"/>
          <text:p text:style-name="Standard"/>
          <text:p text:style-name="Standard"/>
          <text:h text:style-name="Heading_20_2" text:outline-level="2">Sebastian</text:h>
          <text:p text:style-name="Standard">Magie verstärken</text:p>
          <text:p text:style-name="Standard">Erkennen was Menschen so ungefahr denken fühlen etc. Weiß pb ein Gegenüber lügt, sich ängstigt etc...</text:p>
          <text:p text:style-name="Standard"/>
          <text:p text:style-name="Standard"/>
          <text:p text:style-name="Standard"/>
          <text:h text:style-name="Heading_20_2" text:outline-level="2">Oli</text:h>
          <text:p text:style-name="Standard">Mimikri / mit Umgebung optisch verschmeltzen</text:p>
          <text:p text:style-name="Standard">Kann andere Fähigkeiten in der Umgebung in abgeschwächter Form nachahmen</text:p>
          <text:p text:style-name="Standard"/>
          <text:p text:style-name="Standard"/>
          <text:p text:style-name="Standard"/>
          <text:h text:style-name="Heading_20_2" text:outline-level="2">Jo</text:h>
          <text:p text:style-name="Standard">noch keine festgelegt</text:p>
          <text:p text:style-name="Standard"/>
          <text:p text:style-name="Standard"/>
          <text:h text:style-name="Heading_20_2" text:outline-level="2">Alex</text:h>
          <text:p text:style-name="Standard">noch keine festgelegt</text:p>
          <text:h text:style-name="P18" text:outline-level="2"/>
          <text:h text:style-name="P19" text:outline-level="2">Antonnion</text:h>
          <text:p text:style-name="P8">Das Kind ist etwa 7 Jahre alt, schmächtig, richtig schmutzig und stinkend. </text:p>
          <text:p text:style-name="P8">Das Kind nennt sich Antonnion</text:p>
          <text:p text:style-name="P8">Was es über sich erzählt</text:p>
          <text:p text:style-name="Default2">Kennt seine Eltern nicht</text:p>
          <text:p text:style-name="Default2">Kann sich an seine Vergangenheit nicht erinnern, Erinnerung nur an die letzten Jahre. </text:p>
          <text:p text:style-name="Default2">Lebt seit er denken kann in der Gose und schlägt sich so mit kleinen Gaunereien durch</text:p>
          <text:p text:style-name="Default2">Weiß nicht welche Fähigkeiten er hat, nur dass er eigentlich seit einger Zeit machen kann was er will</text:p>
          <text:p text:style-name="Standard">Was das Kind wirklich ist</text:p>
          <text:p text:style-name="Default2">Einer der mächtigsten Mutanten, der aber als einer der wenigen noch klar denken kann</text:p>
          <text:p text:style-name="Default2">Sein echter Name ist Sullivan, er war ein Waldläufer/Ranger und ein Regierungstreuer.</text:p>
          <text:p text:style-name="Default2">Er will seine Fähigkeiten behalten aber die Nebenwirkungen eindämmen, sieht in der Gruppe daher eine ideale Gelegenheit beides zu erreichen</text:p>
          <text:p text:style-name="Default2">Seine Hauptfähigkeit ist es bei anderen Illusionen&amp;Fremde Realitäten zu erzeugen. Auf diese Art kann er andere dazu bringen das zu tun, während diese glauben etwas gänzlich anderes zu tun.</text:p>
          <text:p text:style-name="Default2">Desweiteren kann er auch anderen Mutanten helfen ihre Fähigkeiten zu kontrollieren und zu verstärken. Das hat er auch bei der Gruppe gemacht.</text:p>
          <text:p text:style-name="Standard">Woher wissen die Mutanten von der Gruppe</text:p>
          <text:p text:style-name="Default2">Die Mutanten können untereinander auf eine sehr schwache und konfuse Art miteinander kommunizieren.</text:p>
          <text:p text:style-name="Default2">Die wenigsten können mit diesen Informationen wirklich was anfangen, wer es aber kann, der weiß letzlich immer was in der Stadt alles los ist.</text:p>
          <text:p text:style-name="Default2">Letztlich ist es so, dass jeder die Stimmen/Gedanken/Eindrücke aller anderen empfangen kann. Wer dies zu filtern weiß, der ist quasi alleswissend was die Stadt angeht</text:p>
          <text:p text:style-name="Default2">Sullivan weiß von der Heilkraft der Gruppe, da der Wärter von Theoderich geheilt wurde.</text:p>
          <text:p text:style-name="P8">Das Kind wird sich der Gruppe anschließen und bietet der Gruppe seine Ortskenntnisse an.</text:p>
          <text:p text:style-name="P8">Das Kind wird versuchen die Gruppe auszufragen, </text:p>
          <text:p text:style-name="Default2">woher sie komme, was sie wollen</text:p>
          <text:p text:style-name="Default2">was sie alles bereits erlebt haben</text:p>
          <text:p text:style-name="Default2">warum sie helfen wollen die Seuche/Mutation zu heilen.</text:p>
          <text:p text:style-name="Default2">es versucht die Motivation der Gruppe zu ergründen um zu entscheiden, ob es die Gruppe leben lässt oder tötet</text:p>
          <text:h text:style-name="Heading_20_2" text:outline-level="2">Mögliche weitere Routen </text:h>
          <text:p text:style-name="Standard">Die Gruppe will ein Versuchskanichen fangen</text:p>
          <text:p text:style-name="Standard">Die Gruppe will das Portal erreichen</text:p>
          <text:p text:style-name="Standard">Die Gruppe will zurück zu Abba ohne Versuchkanichen</text:p>
          <text:p text:style-name="Standard">Die befragt Antonnion was in der Stadt von Interesse sein könnte für die Gruppe</text:p>
          <text:p text:style-name="Default2">Das Regierungsportal</text:p>
          <text:p text:style-name="Default2">Ein Museum, das von den Regierungstruppen unter hohen Verlusten gehalten wird, obwohl es strategisch keinen Sinn macht und die Regierung keinen Sinn für Kunst und ähnliches hat. <text:s/><text:span text:style-name="T3">→</text:span> in diesem Museum gibt es einige Artefakte. <text:span text:style-name="T3">→</text:span> Antonnion kann ihnen helfen in das Museum zu gelangen</text:p>
          <text:p text:style-name="Default2">Gefängnis in dem Mutanten eingesperrt werden</text:p>
          <text:p text:style-name="Default2">Eine große Kirche, in der ein seltenes Artefakt aus der Zeit des Krieges gegen Gott verehrt wird</text:p>
          <text:h text:style-name="Heading_20_2" text:outline-level="2">Das Museum</text:h>
          <text:p text:style-name="Standard">Das Museum wird von einer großen Regierungstruppe gehalten, so dass die Gruppe erkennt, das man da nicht einfach stürmen kann.</text:p>
          <text:p text:style-name="Standard">Sie können aber (bzw. Markus kann) herausfinden, dass die Truppen nur die Ränder des Museums bewachen, so das niemand rein oder raus kann, aber anscheinend das Museum selbst niemand bewacht</text:p>
          <text:p text:style-name="Standard">Das Museum ist ähnlich wie das Deutsche Museum und stellt so ziemlich alles aus, was es in dieser Welt an interessanten Kram so gab.</text:p>
          <text:p text:style-name="Standard">Das Museum ist ein kleines Paradox, da obwohl die Technologie unterdrückt wird, die Regierung Technolgie ausstellt und in Ihrer Funktion erklärt. Was man herausfinden kann, wenn man die Schrift entziffern könnte, ist das die Regierung das Museum aber als Propaganda missbraucht und die Technolgie als Mahnmal ausstellt und als Grund für den Krieg gegen Gott.</text:p>
          <text:p text:style-name="Standard">Tatsache ist aber auch, dass das Museum dazu dient, die Technologie zu erhalten um den Planeten in unter einer Generation wieder zu einem technolgischen Planeten zu machen.</text:p>
          <text:p text:style-name="Standard">Die Austellungsstücke sind daher auch technologisch sehr weit.</text:p>
          <text:p text:style-name="Standard">Zu sehen gibt es alles, Flugzeuge, Schiffe, Waffen, Maschienen die andere Maschinen herstellen, U-Boote, Roboter. Das meiste als Modell, aber auch viele echte funktionsfähige Stücke.</text:p>
          <text:p text:style-name="Standard">Im Museum selbst muss die Gruppe gegen ein Monster kämpfen, dass sie am besten besiegen, indem sie auf kreative Art und Weise die vorhandene Technologie einsetzen.</text:p>
          <text:p text:style-name="Standard">Dieses Monster is Verber, der Museumswärter.</text:p>
          <text:h text:style-name="Heading_20_2" text:outline-level="2"><text:soft-page-break/>Das Museum, Verber, der Museumswärter</text:h>
          <text:p text:style-name="Standard">Verber ist ein wandelndes Lexikon der Geschichte der Menschheit. Seit seiner Kindheit passt er auf das Museum auf und er hat in all den Jahren die Ausstellungstücke intensivst studiert.</text:p>
          <text:p text:style-name="Standard">Was Verber ihnen erzählen kann</text:p>
          <text:p text:style-name="Default2">TECHNOLOGIE: </text:p>
          <text:p text:style-name="Default2">Die Menschheit hat Technologie entwickelt, die es einem Menschen ermöglicht hat so stark wie Gott zu sein.</text:p>
          <text:p text:style-name="Default2">MAGIE:</text:p>
          <text:p text:style-name="Default2">Magie und Technologie haben beide den gleichen Ursprung. Viel spricht dafür das Magie ein besondere Form von Technologie ist.</text:p>
          <text:p text:style-name="Default2">KRIEG GEGEN GOTT</text:p>
          <text:p text:style-name="Default2">Die Menschen wurden übermütig und forderten Gott heraus.</text:p>
          <text:p text:style-name="Default2">Sie verloren den Krieg. Gott beschloss die Menschen zu bestrafen und verhängte ein Entwicklungsverbot und zwang die Menschen in den unterschiedlichsten technologischen Stufen zu existieren, die sie nicht mehr anheben durften. </text:p>
          <text:p text:style-name="Default2">Die Kontrollle existiert unter anderem um das Technologieverbot zu gewährleisten.</text:p>
          <text:p text:style-name="Default2">Nur die Magie wurde davon ausgenommen. </text:p>
          <text:p text:style-name="Default2">RUFER</text:p>
          <text:p text:style-name="Default2">Vom Rufer weiß Verber nur, das er eine Waffe gegen Gott darstellt, die in den letzten Tagen des Krieges nicht mehr fertiggestellt wurde.</text:p>
          <text:p text:style-name="Default2">Er weiß das nur besondere Menschen den Rufer benutzen zu <text:s/>können. Hier sei eine besondere Form der Magie im Spiel.</text:p>
          <text:p text:style-name="Default2">Verber weiß nicht, das Seuche/Mutationen mit dem Schicksal zusammen hängen.</text:p>
          <text:p text:style-name="Default2">SEUCHE/RUFER/SCHICKLSAL</text:p>
          <text:p text:style-name="Default2">Falls die Gruppe ihre Vermutungen äußert dann wird Verber sich zwar vorstellen können, dass das Schicksal diese Magie für den Rufer ist. </text:p>
          <text:p text:style-name="Default2">Das aber die Seuche damit zusammenhängt glaubt er nicht, da Magie nicht gegen den Menschen selbst vorgehen kann. Damit meint er das die Magie in einem Magier selbst nie den Magier töten würde, nur wenn der Magier selbst die Magie benutzt um sich selbst zu töten.</text:p>
          <text:p text:style-name="Standard">Verber weiß fast alles über die Stadt.</text:p>
          <text:p text:style-name="Standard">Verber kann der Gruppe folgendes ermöglichen</text:p>
          <text:p text:style-name="Default2">Zugang zu einer verloren gegangenen Bibliothen (sehr modern) mit Informationen zu allen Wissensgebieten. Wird dies offenbaren wenn die Gruppe fragt woher er das alles weiß.</text:p>
          <text:p text:style-name="Default2">Er kann ihnen bessere Ausrüstung verschaffen, die die Gruppe vernünftigerweise auch benutzen kann. Also kein Lasergewehr aber durchaus Items mit +3. Jeder Spieler bekommt einen Pool an Punkten, mit denen er sich ein oder mehrere Items zusammen basteln kann und dass Verber dann besorgt. Nicht Anwesende bekommen weniger Punkte.</text:p>
          <text:p text:style-name="Standard">Bibliothek und Ausrüstung werden Zeit brauchen, so dass die Gruppe im Museum die Nacht und den Folgetag verbringen können...</text:p>
          <text:p text:style-name="Standard">Verber kennt Wege in oder raus aus dem Museum, so dass die Gruppe noch Gelegenheit hat, die Kirche zu besuchen.</text:p>
          <text:h text:style-name="Heading_20_2" text:outline-level="2">Das Museum, die erste Offensive oder die Patrouille</text:h>
          <text:p text:style-name="Standard">Während des Gesprächs werden die Mutanten eine Offensive gegen das Museum beginnen. </text:p>
          <text:p text:style-name="Standard">Nach einigen Minuten des Geballers wird denen im Museum klar, dass wohl die Truppen außerhalb des Museums sich in das Museum zurückziehen wollen.</text:p>
          <text:p text:style-name="Standard">Die Gruppe wird früher oder später mit den Regierungstruppen zusammen stoßen und muss mit diesen zusammen gegen die Mutanten kämpfen.</text:p>
          <text:p text:style-name="Standard">Falls die Gruppe das Museum sofoet verlässt ohne noch viel zumachen und die erste Offensive nicht stattfand, dann die Sache mit der Patrouillle.</text:p>
          <text:p text:style-name="Standard">Die Patrouille auch dann, wenn die Gruppe beschließt die Kirche zu besuchen und nicht mehr zurückzukehren.</text:p>
          <text:p text:style-name="P8">An der Oberfläche werden sie mit einer Patrouille zusammenstoßen, die gerade von einigen Mutanten eingekesselt wurde</text:p>
          <text:p text:style-name="P6">Die Regierungstruppen </text:p>
          <text:p text:style-name="Default2">Von den Regierungstruppen werden nur eine Handvoll überleben</text:p>
          <text:p text:style-name="Default2">Diese werden anhand der fehlenden Tatoos erkennen das sie nicht von dieser Welt stammen. </text:p>
          <text:p text:style-name="Default2">Sie wissen, dass es Gerüchte gibt, das kurz vor Einnahme der Burg Auswärtige durchs Portal kamen, aber im aktuellen Chaos hat sich keiner dafür interessiert.</text:p>
          <text:p text:style-name="Default2">es stellt sich heraus, das ein sehr hochrangiger Offizier die Gruppe anführt</text:p>
          <text:p text:style-name="Default2">Ihr Draht zur Regierung. Von einem Portal weiß er aber nichts genaues</text:p>
          <text:p text:style-name="Default2">er wird auch keinerlei Hilfe anbieten. Er wird lediglich später ein gutes Wort für die Gruppe einlegen</text:p>
          <text:p text:style-name="Default2">falls die Gruppe die Patroulie nicht gehen lassen will Kampf, der Offizier ist Reini technisch überlegen.</text:p>
          <text:h text:style-name="Heading_20_2" text:outline-level="2">Die Kirche und das Artefakt</text:h>
          <text:p text:style-name="Standard">Die Kirche liegt in einem Bereich der Stadt, das von den Mutanten gehalten wird.</text:p>
          <text:p text:style-name="Standard">Die Kirche ist riesig und wird erstaunlicherweise von allen in Ruhe gelassen. </text:p>
          <text:p text:style-name="Standard">Bei dem Artefakt geht es um folgendes:</text:p>
          <text:p text:style-name="Default2">Es handelt sich um ein technisches Gerät, das man <text:soft-page-break/>zum Wandeln benutzt hat.</text:p>
          <text:p text:style-name="Default2">Wenn man das Gerät richtig bedient, so kann man damit sehr geringe Wandlungen (in erster Linie Schönheitsoperationen vornehmen)</text:p>
          <text:p text:style-name="Default2">Man kann allerdings auch mit höherem Zeitaufwand sehr komplexe Wandlungen durchführen.</text:p>
          <text:p text:style-name="Default2">Das Gerät ist deaktiviert, kann aber mit den richtigen Skills wieder aktiviert werden.</text:p>
          <text:p text:style-name="Standard">Sascha kann durch bloses Berühren diese Erkenntnisse erlangen. </text:p>
          <text:p text:style-name="Standard">Die Gruppe kann das Gerät prinzipell mitnehmen, allerdings ist es etwas sperrig und jeder wird das Gerät als das Artefakt der Kirche erkennen. <text:span text:style-name="T3">→</text:span> was zu gewissen Problemen mit der nächsten Patrouille führen wird.</text:p>
          <text:p text:style-name="Standard">Wenn Sascha das Ding zu aktivieren versucht, wird das Gerät wie wild an Sascha rumwandeln. </text:p>
          <text:p text:style-name="Standard">Was keiner mehr weiß, es gibt einen Diebstahlsschutz der dann zuschlägt, wenn man das Gerät vom Podest nimmt.</text:p>
          <text:p text:style-name="Default2">Dieser Diebstahlschutz besteht in einem Hologramm das der Gruppe gerade seine Rechte erklärt </text:p>
          <text:p text:style-name="Default2">Und in einem Kraftfeld, so dass die Gruppe die Kirche nicht verlassen kann. </text:p>
          <text:p text:style-name="Default2">Die angedrohte Konsequenz kommt nicht.</text:p>
          <text:p text:style-name="Default2">Eventuell gelingt es der <text:s/>Gruppe diesen Diebstahlschutz zu deaktivieren wenn Sascha und der Junge zusammen arbeiten.</text:p>
          <text:h text:style-name="Heading_20_2" text:outline-level="2">Das Regierungsportal</text:h>
          <text:p text:style-name="P8">Das Regierungsportal liegt im Hauptregierungsgebäude tief in den untersten Gewölben verborgen.</text:p>
          <text:p text:style-name="P8">Der Junge wird die Gruppe bis zum Portal führen, eventuell gibt es noch ein paar kleinere Gemetzel.</text:p>
          <text:p text:style-name="P8">Hier hat der Junge das erste Mal geschmummelt und die Gruppe in eine Hinterhalt gelockt.</text:p>
          <text:h text:style-name="Heading_20_2" text:outline-level="2">Der Hinterhalt und die Dinge überschlagen sich</text:h>
          <text:p text:style-name="P8">Die Gruppe wird sich schlagartig nicht dem Portal gegenüber sehen, sondern handlungsunfähig auf dem Boden von Mutanten umzingelt.</text:p>
          <text:p text:style-name="P8">Dort werden sie Zeuge wie der Junge sich wandelt in einen waschechten Mutanten </text:p>
          <text:p text:style-name="P8">Und werden Zeuge der Verhandlungen zwischen den anderen Mutanten und dem Jungen.</text:p>
          <text:p text:style-name="P8">Es wird zum Kampf kommen, bei dem sich der Junge an die Seite der Gruppe stellen wird. </text:p>
          <text:p text:style-name="P8">Im Laufe des gesamten Gefechts werden auf einmal Regiierungstruppen mit Weißen Rittern eingreifen.</text:p>
          <text:p text:style-name="P8">Es wird zu einem Art von Patt kommen zwischen der Gruppe, den Mutanten und den Regierungstruppen.</text:p>
          <text:p text:style-name="P8">Die Regierung wird Verhandllungen anbieten.</text:p>
          <text:p text:style-name="P8">Während der Verhandlungen bekommen die Jungs alles versprochen was sie wollen.</text:p>
          <text:p text:style-name="P8">Aufeinmal merken sie, wie um sie herum alles schwimmt und das am Rand merkwürdig gekleidete Gestalten erscheinen , wenn auch nur verschwommen wahrnehmbar.</text:p>
          <text:p text:style-name="P8">In diesem Moment erscheint der Troublemaker und erklärt ihnen die Situation</text:p>
          <text:h text:style-name="Heading_20_2" text:outline-level="2">Troublemaker</text:h>
          <text:p text:style-name="P8">Die Revisoren werden alle seine Streiche rückgängig machen </text:p>
          <text:p text:style-name="P8">Das bedeutet dass sie nihiliert werden, weil die Revisoren nicht auf einzelne Schicksale Rücksicht nehmen.</text:p>
          <text:p text:style-name="P8">Aktuell wäre alles aus dem Ruder gelaufen und nix würde mehr stimmen. Die Revisoren wären extrem sauer und würden nun mit einem radikalen Aufräumprogramm starten.</text:p>
          <text:p text:style-name="P8">Nur er kann sie vor der Revision retten und sie müssen ihm vertrauen. Wenn Sie ihm folgen, wird er sie an einem Ort bringen wo sie vor den Revisioren sicher sind, aber sie müssen aus eigener Kraft zurück finden. </text:p>
          <text:p text:style-name="P8">Er wird ihnen Hinweise geben, er kann nicht selber an diesen Ort und sie müssen schlau sein um die Hinweise zu finden. Er kann nicht allzu offensiv vorgehen, wegen der Revisoren.</text:p>
          <text:p text:style-name="P8">Er wird ihnen eine Art von Anschub geben, damit sie eine realisitische Chance haben ....</text:p>
          <text:p text:style-name="P8">Das wird dann der Übergang zur Rückkehr nach Revelation.</text:p>
        </text:section>
        <text:section text:style-name="Sect2" text:name="Bereich3">
          <text:p text:style-name="P11">Anwesende haben 10 Punkte.</text:p>
          <text:p text:style-name="P8">Die übrigen haben 7 Punkte.</text:p>
          <text:p text:style-name="P8">Waffe +1 Damage<text:tab/>2 Punkte</text:p>
          <text:p text:style-name="P8">Waffe +2 Damage<text:tab/>5 Punkte</text:p>
          <text:p text:style-name="P8">Waffe +3 Damage<text:tab/>8 Punkte</text:p>
          <text:p text:style-name="P8">Parry +1<text:tab/><text:tab/>5 Punkte</text:p>
          <text:p text:style-name="P8">Parry +2<text:tab/><text:tab/>8 Punkte</text:p>
          <text:p text:style-name="P8">Armor +1<text:tab/><text:tab/>2 Punkte</text:p>
          <text:p text:style-name="P8">Armor +2<text:tab/><text:tab/>5 Punkte</text:p>
          <text:p text:style-name="P8">Armor +3<text:tab/><text:tab/>8 Punkte</text:p>
          <text:p text:style-name="P8">Lighten 50%<text:tab/><text:tab/>2 Punkte</text:p>
          <text:p text:style-name="P8">HT/ST+1<text:tab/><text:tab/>5 Punkte</text:p>
          <text:p text:style-name="P8">HT/ST+2<text:tab/><text:tab/>10 Punkte</text:p>
          <text:p text:style-name="P8">IQ/DX+1<text:tab/><text:tab/>10 Punkte</text:p>
          <text:p text:style-name="P8">Ein Fatiguepunkt pro 5 Minuten OHNE Rast</text:p>
          <text:p text:style-name="P8">Fatigue+1<text:tab/><text:tab/>2 Punkte</text:p>
          <text:p text:style-name="P8">Fatigue+2<text:tab/><text:tab/>4 Punkte</text:p>
          <text:p text:style-name="P8">Fatigue+3<text:tab/><text:tab/>6 Punkte</text:p>
          <text:p text:style-name="P8">Fatigue+4<text:tab/><text:tab/>8 Punkte</text:p>
          <text:p text:style-name="P8">Fatigue+5<text:tab/><text:tab/>10 Punkte</text:p>
          <text:p text:style-name="P8">Skill+1<text:tab/><text:tab/><text:tab/>2 Punkte</text:p>
          <text:p text:style-name="P8">Skill+2<text:tab/><text:tab/><text:tab/>4 Punkte</text:p>
          <text:p text:style-name="P8">Skill+3<text:tab/><text:tab/><text:tab/>6 Punkte</text:p>
          <text:p text:style-name="P8">Skill+4<text:tab/><text:tab/><text:tab/>8 Punkte</text:p>
          <text:p text:style-name="P8">Skill+5<text:tab/><text:tab/><text:tab/>10 Punkte</text:p>
          <text:p text:style-name="P8">Vorschläge für andere Modifikatoren werden angenommen und on the Fly berücksichtig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able:table table:name="Tabelle1" table:style-name="Tabelle1">
          <table:table-column table:style-name="Tabelle1.A"/>
          <table:table-column table:style-name="Tabelle1.B" table:number-columns-repeated="10"/>
          <table:table-column table:style-name="Tabelle1.L"/>
          <table:table-column table:style-name="Tabelle1.B" table:number-columns-repeated="2"/>
          <table:table-column table:style-name="Tabelle1.O"/>
          <table:table-column table:style-name="Tabelle1.P" table:number-columns-repeated="4"/>
          <table:table-row>
            <table:table-cell table:style-name="Tabelle1.A1" office:value-type="string">
              <text:p text:style-name="P13"/>
            </table:table-cell>
            <table:table-cell table:style-name="Tabelle1.A1" office:value-type="string">
              <text:p text:style-name="P13">ST</text:p>
            </table:table-cell>
            <table:table-cell table:style-name="Tabelle1.A1" office:value-type="string">
              <text:p text:style-name="P13">DX</text:p>
            </table:table-cell>
            <table:table-cell table:style-name="Tabelle1.A1" office:value-type="string">
              <text:p text:style-name="P13">IG</text:p>
            </table:table-cell>
            <table:table-cell table:style-name="Tabelle1.A1" office:value-type="string">
              <text:p text:style-name="P13">HT</text:p>
            </table:table-cell>
            <table:table-cell table:style-name="Tabelle1.A1" office:value-type="string">
              <text:p text:style-name="P13">ARMOR</text:p>
            </table:table-cell>
            <table:table-cell table:style-name="Tabelle1.A1" office:value-type="string">
              <text:p text:style-name="P13">HP</text:p>
            </table:table-cell>
            <table:table-cell table:style-name="Tabelle1.A1" office:value-type="string">
              <text:p text:style-name="P13">ABLATIVE HP</text:p>
            </table:table-cell>
            <table:table-cell table:style-name="Tabelle1.A1" office:value-type="string">
              <text:p text:style-name="P13">DODGE</text:p>
            </table:table-cell>
            <table:table-cell table:style-name="Tabelle1.A1" office:value-type="string">
              <text:p text:style-name="P13">PARRY</text:p>
            </table:table-cell>
            <table:table-cell table:style-name="Tabelle1.A1" office:value-type="string">
              <text:p text:style-name="P13">BLOCK</text:p>
            </table:table-cell>
            <table:table-cell table:style-name="Tabelle1.A1" office:value-type="string">
              <text:p text:style-name="P13">REACH</text:p>
              <text:p text:style-name="P13">DAMAGE</text:p>
            </table:table-cell>
            <table:table-cell table:style-name="Tabelle1.A1" office:value-type="string">
              <text:p text:style-name="P13">KNEELING</text:p>
            </table:table-cell>
            <table:table-cell table:style-name="Tabelle1.A1" office:value-type="string">
              <text:p text:style-name="P13">COLLAPS</text:p>
            </table:table-cell>
            <table:table-cell table:style-name="Tabelle1.A1" office:value-type="string">
              <text:p text:style-name="P14">KILLING #1</text:p>
            </table:table-cell>
            <table:table-cell table:style-name="Tabelle1.A1" office:value-type="string">
              <text:p text:style-name="P14">KILLING #1</text:p>
            </table:table-cell>
            <table:table-cell table:style-name="Tabelle1.A1" office:value-type="string">
              <text:p text:style-name="P14">KILLING #1</text:p>
            </table:table-cell>
            <table:table-cell table:style-name="Tabelle1.A1" office:value-type="string">
              <text:p text:style-name="P14">KILLING #1</text:p>
            </table:table-cell>
            <table:table-cell table:style-name="Tabelle1.A1" office:value-type="string">
              <text:p text:style-name="P14">DEATH</text:p>
            </table:table-cell>
          </table:table-row>
          <table:table-row>
            <table:table-cell table:style-name="Tabelle1.A2" office:value-type="string">
              <text:p text:style-name="P9">Tough Monster #1</text:p>
            </table:table-cell>
            <table:table-cell table:style-name="Tabelle1.B2" office:value-type="float" office:value="20">
              <text:p text:style-name="P9">20</text:p>
            </table:table-cell>
            <table:table-cell table:style-name="Tabelle1.B2" office:value-type="float" office:value="14">
              <text:p text:style-name="P9">14</text:p>
            </table:table-cell>
            <table:table-cell table:style-name="Tabelle1.B2" office:value-type="float" office:value="9">
              <text:p text:style-name="P9">9</text:p>
            </table:table-cell>
            <table:table-cell table:style-name="Tabelle1.B2" office:value-type="float" office:value="14">
              <text:p text:style-name="P9">14</text:p>
            </table:table-cell>
            <table:table-cell table:style-name="Tabelle1.B2" office:value-type="float" office:value="6">
              <text:p text:style-name="P9">6</text:p>
            </table:table-cell>
            <table:table-cell table:style-name="Tabelle1.B2" office:value-type="float" office:value="20">
              <text:p text:style-name="P9">20</text:p>
            </table:table-cell>
            <table:table-cell table:style-name="Tabelle1.B2" office:value-type="float" office:value="30">
              <text:p text:style-name="P9">30</text:p>
            </table:table-cell>
            <table:table-cell table:style-name="Tabelle1.B2" office:value-type="float" office:value="12">
              <text:p text:style-name="P9">12</text:p>
            </table:table-cell>
            <table:table-cell table:style-name="Tabelle1.B2" office:value-type="float" office:value="14">
              <text:p text:style-name="P9">14</text:p>
            </table:table-cell>
            <table:table-cell table:style-name="Tabelle1.A2" office:value-type="string">
              <text:p text:style-name="P9"/>
            </table:table-cell>
            <table:table-cell table:style-name="Tabelle1.A2" office:value-type="string">
              <text:p text:style-name="P9">15, 3/4D crush</text:p>
            </table:table-cell>
            <table:table-cell table:style-name="Tabelle1.B2" office:value-type="float" office:value="44">
              <text:p text:style-name="P9">44</text:p>
            </table:table-cell>
            <table:table-cell table:style-name="Tabelle1.B2" office:value-type="float" office:value="50">
              <text:p text:style-name="P9">50</text:p>
            </table:table-cell>
            <table:table-cell table:style-name="Tabelle1.B2" office:value-type="float" office:value="70">
              <text:p text:style-name="P12">70</text:p>
            </table:table-cell>
            <table:table-cell table:style-name="Tabelle1.B2" office:value-type="float" office:value="90">
              <text:p text:style-name="P9">90</text:p>
            </table:table-cell>
            <table:table-cell table:style-name="Tabelle1.B2" office:value-type="float" office:value="110">
              <text:p text:style-name="P9">110</text:p>
            </table:table-cell>
            <table:table-cell table:style-name="Tabelle1.B2" office:value-type="float" office:value="120">
              <text:p text:style-name="P9">120</text:p>
            </table:table-cell>
            <table:table-cell table:style-name="Tabelle1.B2" office:value-type="float" office:value="150">
              <text:p text:style-name="P9">150</text:p>
            </table:table-cell>
          </table:table-row>
          <table:table-row>
            <table:table-cell table:style-name="Tabelle1.A3" office:value-type="string">
              <text:p text:style-name="P9">Tough Monster #2</text:p>
            </table:table-cell>
            <table:table-cell table:style-name="Tabelle1.B3" office:value-type="float" office:value="24">
              <text:p text:style-name="P9">24</text:p>
            </table:table-cell>
            <table:table-cell table:style-name="Tabelle1.B3" office:value-type="float" office:value="14">
              <text:p text:style-name="P9">14</text:p>
            </table:table-cell>
            <table:table-cell table:style-name="Tabelle1.B3" office:value-type="float" office:value="9">
              <text:p text:style-name="P9">9</text:p>
            </table:table-cell>
            <table:table-cell table:style-name="Tabelle1.B3" office:value-type="float" office:value="14">
              <text:p text:style-name="P9">14</text:p>
            </table:table-cell>
            <table:table-cell table:style-name="Tabelle1.B3" office:value-type="float" office:value="8">
              <text:p text:style-name="P9">8</text:p>
            </table:table-cell>
            <table:table-cell table:style-name="Tabelle1.B3" office:value-type="float" office:value="24">
              <text:p text:style-name="P9">24</text:p>
            </table:table-cell>
            <table:table-cell table:style-name="Tabelle1.B3" office:value-type="float" office:value="40">
              <text:p text:style-name="P9">40</text:p>
            </table:table-cell>
            <table:table-cell table:style-name="Tabelle1.B3" office:value-type="float" office:value="14">
              <text:p text:style-name="P9">14</text:p>
            </table:table-cell>
            <table:table-cell table:style-name="Tabelle1.B3" office:value-type="float" office:value="15">
              <text:p text:style-name="P9">15</text:p>
            </table:table-cell>
            <table:table-cell table:style-name="Tabelle1.A3" office:value-type="string">
              <text:p text:style-name="P9"/>
            </table:table-cell>
            <table:table-cell table:style-name="Tabelle1.A3" office:value-type="string">
              <text:p text:style-name="P9">17, 3/4D+2 crush</text:p>
            </table:table-cell>
            <table:table-cell table:style-name="Tabelle1.B3" office:value-type="float" office:value="57">
              <text:p text:style-name="P9">57</text:p>
            </table:table-cell>
            <table:table-cell table:style-name="Tabelle1.B3" office:value-type="float" office:value="64">
              <text:p text:style-name="P9">64</text:p>
            </table:table-cell>
            <table:table-cell table:style-name="Tabelle1.B3" office:value-type="float" office:value="88">
              <text:p text:style-name="P12">88</text:p>
            </table:table-cell>
            <table:table-cell table:style-name="Tabelle1.B3" office:value-type="float" office:value="102">
              <text:p text:style-name="P9">102</text:p>
            </table:table-cell>
            <table:table-cell table:style-name="Tabelle1.B3" office:value-type="float" office:value="126">
              <text:p text:style-name="P9">126</text:p>
            </table:table-cell>
            <table:table-cell table:style-name="Tabelle1.B3" office:value-type="float" office:value="140">
              <text:p text:style-name="P9">140</text:p>
            </table:table-cell>
            <table:table-cell table:style-name="Tabelle1.B3" office:value-type="float" office:value="164">
              <text:p text:style-name="P9">164</text:p>
            </table:table-cell>
          </table:table-row>
          <table:table-row>
            <table:table-cell table:style-name="Tabelle1.A2" office:value-type="string">
              <text:p text:style-name="P9">Weak Monster</text:p>
            </table:table-cell>
            <table:table-cell table:style-name="Tabelle1.B2" office:value-type="float" office:value="12">
              <text:p text:style-name="P9">12</text:p>
            </table:table-cell>
            <table:table-cell table:style-name="Tabelle1.B2" office:value-type="float" office:value="8">
              <text:p text:style-name="P9">8</text:p>
            </table:table-cell>
            <table:table-cell table:style-name="Tabelle1.B2" office:value-type="float" office:value="9">
              <text:p text:style-name="P9">9</text:p>
            </table:table-cell>
            <table:table-cell table:style-name="Tabelle1.B2" office:value-type="float" office:value="10">
              <text:p text:style-name="P9">10</text:p>
            </table:table-cell>
            <table:table-cell table:style-name="Tabelle1.B2" office:value-type="float" office:value="2">
              <text:p text:style-name="P9">2</text:p>
            </table:table-cell>
            <table:table-cell table:style-name="Tabelle1.B2" office:value-type="float" office:value="12">
              <text:p text:style-name="P9">12</text:p>
            </table:table-cell>
            <table:table-cell table:style-name="Tabelle1.B2" office:value-type="float" office:value="10">
              <text:p text:style-name="P9">10</text:p>
            </table:table-cell>
            <table:table-cell table:style-name="Tabelle1.B2" office:value-type="float" office:value="11">
              <text:p text:style-name="P9">11</text:p>
            </table:table-cell>
            <table:table-cell table:style-name="Tabelle1.B2" office:value-type="float" office:value="11">
              <text:p text:style-name="P9">11</text:p>
            </table:table-cell>
            <table:table-cell table:style-name="Tabelle1.A2" office:value-type="string">
              <text:p text:style-name="P9"/>
            </table:table-cell>
            <table:table-cell table:style-name="Tabelle1.A2" office:value-type="string">
              <text:p text:style-name="P9">12, 2/2d+2 crush</text:p>
            </table:table-cell>
            <table:table-cell table:style-name="Tabelle1.B2" office:value-type="float" office:value="19">
              <text:p text:style-name="P9">19</text:p>
            </table:table-cell>
            <table:table-cell table:style-name="Tabelle1.B2" office:value-type="float" office:value="22">
              <text:p text:style-name="P9">22</text:p>
            </table:table-cell>
            <table:table-cell table:style-name="Tabelle1.B2" office:value-type="float" office:value="34">
              <text:p text:style-name="P12">34</text:p>
            </table:table-cell>
            <table:table-cell table:style-name="Tabelle1.B2" office:value-type="float" office:value="46">
              <text:p text:style-name="P9">46</text:p>
            </table:table-cell>
            <table:table-cell table:style-name="Tabelle1.B2" office:value-type="float" office:value="58">
              <text:p text:style-name="P9">58</text:p>
            </table:table-cell>
            <table:table-cell table:style-name="Tabelle1.B2" office:value-type="float" office:value="70">
              <text:p text:style-name="P9">70</text:p>
            </table:table-cell>
            <table:table-cell table:style-name="Tabelle1.B2" office:value-type="float" office:value="82">
              <text:p text:style-name="P9">82</text:p>
            </table:table-cell>
          </table:table-row>
          <table:table-row>
            <table:table-cell table:style-name="Tabelle1.A3" office:value-type="string">
              <text:p text:style-name="P9">Normal Monster</text:p>
            </table:table-cell>
            <table:table-cell table:style-name="Tabelle1.B3" office:value-type="float" office:value="14">
              <text:p text:style-name="P9">14</text:p>
            </table:table-cell>
            <table:table-cell table:style-name="Tabelle1.B3" office:value-type="float" office:value="9">
              <text:p text:style-name="P9">9</text:p>
            </table:table-cell>
            <table:table-cell table:style-name="Tabelle1.B3" office:value-type="float" office:value="9">
              <text:p text:style-name="P9">9</text:p>
            </table:table-cell>
            <table:table-cell table:style-name="Tabelle1.B3" office:value-type="float" office:value="12">
              <text:p text:style-name="P9">12</text:p>
            </table:table-cell>
            <table:table-cell table:style-name="Tabelle1.B3" office:value-type="float" office:value="2">
              <text:p text:style-name="P9">2</text:p>
            </table:table-cell>
            <table:table-cell table:style-name="Tabelle1.B3" office:value-type="float" office:value="14">
              <text:p text:style-name="P9">14</text:p>
            </table:table-cell>
            <table:table-cell table:style-name="Tabelle1.B3" office:value-type="float" office:value="12">
              <text:p text:style-name="P9">12</text:p>
            </table:table-cell>
            <table:table-cell table:style-name="Tabelle1.B3" office:value-type="float" office:value="12">
              <text:p text:style-name="P9">12</text:p>
            </table:table-cell>
            <table:table-cell table:style-name="Tabelle1.B3" office:value-type="float" office:value="12">
              <text:p text:style-name="P9">12</text:p>
            </table:table-cell>
            <table:table-cell table:style-name="Tabelle1.A3" office:value-type="string">
              <text:p text:style-name="P9"/>
            </table:table-cell>
            <table:table-cell table:style-name="Tabelle1.A3" office:value-type="string">
              <text:p text:style-name="P9">13, 2/2d+4 crush</text:p>
            </table:table-cell>
            <table:table-cell table:style-name="Tabelle1.B3" office:value-type="float" office:value="23">
              <text:p text:style-name="P9">23</text:p>
            </table:table-cell>
            <table:table-cell table:style-name="Tabelle1.B3" office:value-type="float" office:value="26">
              <text:p text:style-name="P9">26</text:p>
            </table:table-cell>
            <table:table-cell table:style-name="Tabelle1.B3" office:value-type="float" office:value="38">
              <text:p text:style-name="P12">38</text:p>
            </table:table-cell>
            <table:table-cell table:style-name="Tabelle1.B3" office:value-type="float" office:value="50">
              <text:p text:style-name="P9">50</text:p>
            </table:table-cell>
            <table:table-cell table:style-name="Tabelle1.B3" office:value-type="float" office:value="62">
              <text:p text:style-name="P9">62</text:p>
            </table:table-cell>
            <table:table-cell table:style-name="Tabelle1.B3" office:value-type="float" office:value="74">
              <text:p text:style-name="P9">74</text:p>
            </table:table-cell>
            <table:table-cell table:style-name="Tabelle1.B3" office:value-type="float" office:value="86">
              <text:p text:style-name="P9">86</text:p>
            </table:table-cell>
          </table:table-row>
          <table:table-row>
            <table:table-cell table:style-name="Tabelle1.A2" office:value-type="string">
              <text:p text:style-name="P9">Strong Monster</text:p>
            </table:table-cell>
            <table:table-cell table:style-name="Tabelle1.B2" office:value-type="float" office:value="18">
              <text:p text:style-name="P9">18</text:p>
            </table:table-cell>
            <table:table-cell table:style-name="Tabelle1.B2" office:value-type="float" office:value="10">
              <text:p text:style-name="P9">10</text:p>
            </table:table-cell>
            <table:table-cell table:style-name="Tabelle1.B2" office:value-type="float" office:value="9">
              <text:p text:style-name="P9">9</text:p>
            </table:table-cell>
            <table:table-cell table:style-name="Tabelle1.B2" office:value-type="float" office:value="14">
              <text:p text:style-name="P9">14</text:p>
            </table:table-cell>
            <table:table-cell table:style-name="Tabelle1.B2" office:value-type="float" office:value="4">
              <text:p text:style-name="P9">4</text:p>
            </table:table-cell>
            <table:table-cell table:style-name="Tabelle1.B2" office:value-type="float" office:value="18">
              <text:p text:style-name="P9">18</text:p>
            </table:table-cell>
            <table:table-cell table:style-name="Tabelle1.B2" office:value-type="float" office:value="18">
              <text:p text:style-name="P9">18</text:p>
            </table:table-cell>
            <table:table-cell table:style-name="Tabelle1.B2" office:value-type="float" office:value="13">
              <text:p text:style-name="P9">13</text:p>
            </table:table-cell>
            <table:table-cell table:style-name="Tabelle1.B2" office:value-type="float" office:value="13">
              <text:p text:style-name="P9">13</text:p>
            </table:table-cell>
            <table:table-cell table:style-name="Tabelle1.A2" office:value-type="string">
              <text:p text:style-name="P9"/>
            </table:table-cell>
            <table:table-cell table:style-name="Tabelle1.A2" office:value-type="string">
              <text:p text:style-name="P9">15, 2/2d+6 crush</text:p>
            </table:table-cell>
            <table:table-cell table:style-name="Tabelle1.B2" office:value-type="float" office:value="33">
              <text:p text:style-name="P9">33</text:p>
            </table:table-cell>
            <table:table-cell table:style-name="Tabelle1.B2" office:value-type="float" office:value="36">
              <text:p text:style-name="P9">36</text:p>
            </table:table-cell>
            <table:table-cell table:style-name="Tabelle1.B2" office:value-type="float" office:value="48">
              <text:p text:style-name="P12">48</text:p>
            </table:table-cell>
            <table:table-cell table:style-name="Tabelle1.B2" office:value-type="float" office:value="60">
              <text:p text:style-name="P9">60</text:p>
            </table:table-cell>
            <table:table-cell table:style-name="Tabelle1.B2" office:value-type="float" office:value="72">
              <text:p text:style-name="P9">72</text:p>
            </table:table-cell>
            <table:table-cell table:style-name="Tabelle1.B2" office:value-type="float" office:value="84">
              <text:p text:style-name="P9">84</text:p>
            </table:table-cell>
            <table:table-cell table:style-name="Tabelle1.B2" office:value-type="float" office:value="96">
              <text:p text:style-name="P9">96</text:p>
            </table:table-cell>
          </table:table-row>
          <table:table-row>
            <table:table-cell table:style-name="Tabelle1.A3" office:value-type="string">
              <text:p text:style-name="P9">Soldier</text:p>
            </table:table-cell>
            <table:table-cell table:style-name="Tabelle1.B3" office:value-type="float" office:value="12">
              <text:p text:style-name="P9">12</text:p>
            </table:table-cell>
            <table:table-cell table:style-name="Tabelle1.B3" office:value-type="float" office:value="10">
              <text:p text:style-name="P9">10</text:p>
            </table:table-cell>
            <table:table-cell table:style-name="Tabelle1.B3" office:value-type="float" office:value="10">
              <text:p text:style-name="P9">10</text:p>
            </table:table-cell>
            <table:table-cell table:style-name="Tabelle1.B3" office:value-type="float" office:value="12">
              <text:p text:style-name="P9">12</text:p>
            </table:table-cell>
            <table:table-cell table:style-name="Tabelle1.B3" office:value-type="float" office:value="4">
              <text:p text:style-name="P9">4</text:p>
            </table:table-cell>
            <table:table-cell table:style-name="Tabelle1.B3" office:value-type="float" office:value="14">
              <text:p text:style-name="P9">14</text:p>
            </table:table-cell>
            <table:table-cell table:style-name="Tabelle1.B3">
              <text:p text:style-name="P9"/>
            </table:table-cell>
            <table:table-cell table:style-name="Tabelle1.B3" office:value-type="float" office:value="11">
              <text:p text:style-name="P9">11</text:p>
            </table:table-cell>
            <table:table-cell table:style-name="Tabelle1.B3" office:value-type="float" office:value="14">
              <text:p text:style-name="P9">14</text:p>
            </table:table-cell>
            <table:table-cell table:style-name="Tabelle1.B3" office:value-type="float" office:value="14">
              <text:p text:style-name="P9">14</text:p>
            </table:table-cell>
            <table:table-cell table:style-name="Tabelle1.A3" office:value-type="string">
              <text:p text:style-name="P9">Sword 14, 2d cut<text:line-break/> <text:s text:c="10"/>1d+1 imp<text:line-break/>Rifle 14, 6d crush</text:p>
            </table:table-cell>
            <table:table-cell table:style-name="Tabelle1.B3" office:value-type="float" office:value="9">
              <text:p text:style-name="P9">9</text:p>
            </table:table-cell>
            <table:table-cell table:style-name="Tabelle1.B3" office:value-type="float" office:value="12">
              <text:p text:style-name="P9">12</text:p>
            </table:table-cell>
            <table:table-cell table:style-name="Tabelle1.B3" office:value-type="float" office:value="24">
              <text:p text:style-name="P12">24</text:p>
            </table:table-cell>
            <table:table-cell table:style-name="Tabelle1.B3" office:value-type="float" office:value="36">
              <text:p text:style-name="P9">36</text:p>
            </table:table-cell>
            <table:table-cell table:style-name="Tabelle1.B3" office:value-type="float" office:value="48">
              <text:p text:style-name="P9">48</text:p>
            </table:table-cell>
            <table:table-cell table:style-name="Tabelle1.B3" office:value-type="float" office:value="60">
              <text:p text:style-name="P9">60</text:p>
            </table:table-cell>
            <table:table-cell table:style-name="Tabelle1.B3" office:value-type="float" office:value="72">
              <text:p text:style-name="P9">72</text:p>
            </table:table-cell>
          </table:table-row>
          <table:table-row>
            <table:table-cell table:style-name="Tabelle1.A2" office:value-type="string">
              <text:p text:style-name="P9">Sergant</text:p>
            </table:table-cell>
            <table:table-cell table:style-name="Tabelle1.B2" office:value-type="float" office:value="14">
              <text:p text:style-name="P9">14</text:p>
            </table:table-cell>
            <table:table-cell table:style-name="Tabelle1.B2" office:value-type="float" office:value="16">
              <text:p text:style-name="P9">16</text:p>
            </table:table-cell>
            <table:table-cell table:style-name="Tabelle1.B2" office:value-type="float" office:value="14">
              <text:p text:style-name="P9">14</text:p>
            </table:table-cell>
            <table:table-cell table:style-name="Tabelle1.B2" office:value-type="float" office:value="14">
              <text:p text:style-name="P9">14</text:p>
            </table:table-cell>
            <table:table-cell table:style-name="Tabelle1.B2" office:value-type="float" office:value="6">
              <text:p text:style-name="P9">6</text:p>
            </table:table-cell>
            <table:table-cell table:style-name="Tabelle1.B2" office:value-type="float" office:value="16">
              <text:p text:style-name="P9">16</text:p>
            </table:table-cell>
            <table:table-cell table:style-name="Tabelle1.B2" office:value-type="float" office:value="4">
              <text:p text:style-name="P9">4</text:p>
            </table:table-cell>
            <table:table-cell table:style-name="Tabelle1.B2" office:value-type="float" office:value="11">
              <text:p text:style-name="P9">11</text:p>
            </table:table-cell>
            <table:table-cell table:style-name="Tabelle1.B2" office:value-type="float" office:value="16">
              <text:p text:style-name="P9">16</text:p>
            </table:table-cell>
            <table:table-cell table:style-name="Tabelle1.B2" office:value-type="float" office:value="16">
              <text:p text:style-name="P9">16</text:p>
            </table:table-cell>
            <table:table-cell table:style-name="Tabelle1.A2" office:value-type="string">
              <text:p text:style-name="P9">Sword 19, d3 cut<text:line-break/> <text:s text:c="11"/>2d+1imp<text:line-break/>Gun 17,4d+2crsh</text:p>
            </table:table-cell>
            <table:table-cell table:style-name="Tabelle1.B2" office:value-type="float" office:value="18">
              <text:p text:style-name="P9">18</text:p>
            </table:table-cell>
            <table:table-cell table:style-name="Tabelle1.B2">
              <text:p text:style-name="P9"/>
            </table:table-cell>
            <table:table-cell table:style-name="Tabelle1.B2" office:value-type="float" office:value="34">
              <text:p text:style-name="P12">34</text:p>
            </table:table-cell>
            <table:table-cell table:style-name="Tabelle1.B2" office:value-type="float" office:value="50">
              <text:p text:style-name="P9">50</text:p>
            </table:table-cell>
            <table:table-cell table:style-name="Tabelle1.B2" office:value-type="float" office:value="64">
              <text:p text:style-name="P9">64</text:p>
            </table:table-cell>
            <table:table-cell table:style-name="Tabelle1.B2" office:value-type="float" office:value="80">
              <text:p text:style-name="P9">80</text:p>
            </table:table-cell>
            <table:table-cell table:style-name="Tabelle1.B2" office:value-type="float" office:value="96">
              <text:p text:style-name="P9">96</text:p>
            </table:table-cell>
          </table:table-row>
        </table:table>
        <text:p text:style-name="P8"/>
        <text:p text:style-name="P8"/>
        <text:p text:style-name="P10">Sonic Attack</text:p>
        <text:p text:style-name="P8">2d sonic, cant be defended. Make ht or be stunned and deaf.</text:p>
        <text:p text:style-name="P8"/>
        <text:h text:style-name="P17" text:outline-level="1">Der Übergang</text:h>
        <text:p text:style-name="P8">Um die „Hölle“ zu verlassen müssen sie den Torwächter wieder zusammen setzen</text:p>
        <text:p text:style-name="P8">Dazu müssen sie in den vier Himmelsrichtungen der Höhle den Schatten des Torwächters besiegen. Nach dem Sieg bekommen sie vom besiegten Torwächter immer einen Teil des Torwächters.</text:p>
        <text:p text:style-name="P8">Dem Torwächter fehlen beide Arme und Beine, anstelle der fehlenden Gliedmassen befindet sich immer das entsprechende Element wo man den Schatten des Torwächters besiegen muss. </text:p>
        <text:h text:style-name="Heading_20_1" text:outline-level="1">Tod in der Hölle</text:h>
        <text:p text:style-name="P8">Man kann in der Hölle nicht sterben. </text:p>
        <text:p text:style-name="P8">Stirbt man laut Regelwerk, wacht man nach einiger Zeit wieder auf und hat ein entsprechendes körperliches Gebrechen mehr. Tödliche Verletzung am Bein → Verlust eines Beines etc. </text:p>
        <text:p text:style-name="P8">Es gibt an jedem der vier Elemente eine Ort an dem man sich heilen kann.</text:p>
        <text:p text:style-name="P8">Küste/Wasser : Ein Süßwasserfluß, von dem man trinken muss; Gefahr sind gefrässige Fische, die sofort am Ufer erscheinen wenn sich ein Lebewesen dem Fluß nähert. Diese Fische können gefährliche Verletzungen zufügen, die nicht durch den Fluß geheilt werden.</text:p>
        <text:p text:style-name="P8">Gebirge/Stein : Eine Höhle, in der man eine Nacht verbringen muss, Gefahr sind Alpträume die man bekommt, wacht man auf, so wird man nicht geheilt.</text:p>
        <text:p text:style-name="P8">Ebene/Luft : Einen See, in dem man durchschwimmen muss. „Ertrinkt“ man dabei, so wird man auf das Ufer des Sees geworfen und nicht geheilt.</text:p>
        <text:p text:style-name="P8">Feuerwald : Einen Baum, der nicht brennt und von dessen Frucht man essen muss. Man muss sich beeilen, da man sonst schwere Verbrennungen erleidet, die der Baum nicht heilt.</text:p>
        <text:h text:style-name="Heading_20_1" text:outline-level="1">Die vier Elemente </text:h>
        <text:p text:style-name="P8">Küste/Wasser → besiegt durch Luft : Luft kann das Wasser aufpeitschen und zerstäuben</text:p>
        <text:p text:style-name="P8">Gebirge/Stein → besiegt durch Feuer : Feuer bringt Stein zum Schmelzen</text:p>
        <text:p text:style-name="P8">Ebene/Luft → besiegt durch Erde : Eine Steinmauer kann einen Sturm abhalten</text:p>
        <text:p text:style-name="P8">Feuerwald → besiegt durch Wasser <text:s/>: Wasser ertränkt das Feuer</text:p>
        <text:p text:style-name="P8">Jede Himmelsrichtung beherbergt einmal den Schatten des Torwächters und einmal einen Hüter des Elements, mit dem man einen anderen Torwärter besiegen kann.</text:p>
        <text:h text:style-name="Heading_20_1" text:outline-level="1">Die Hüter</text:h>
        <text:p text:style-name="P8">Wie man die Hüter im einzelnen rum bekommt...</text:p>
        <text:p text:style-name="P8">Küste/Wasser → Seekuh, muss man bekämpfen → Sieg durch aus dem Wasser locken durch Robben oder ähnliches → gibt das Wassersymbol frei </text:p>
        <text:p text:style-name="P8">Gebirge/Stein → Ein Erdelementar, das ziemlich unbesiegbar ist. Kann besiegt werden, indem man in dem Berg runterstößt und er quasi als Lawine ins Tal strömt.</text:p>
        <text:p text:style-name="P8">Ebene/Luft → Ein Djinn, den man durch nette Rätsel besänftigen kann. Dieser Djinn sammelt Rätsel, kennt aber selber kein vernünftiges Rätsel um die Gruppe zu unterhalten. Kann die Gruppe was nettes erzählen oder hat ein echt schweres Rätsel so gibt er das Luftsymbol frei </text:p>
        <text:p text:style-name="P8">Feuerwald → Schwarm von Glühwürmchen → Sieg durch Anlocken mit Fackeln und Weglocken vom Wald, schafft man das, dann zerfällt der Schwarm Glühwürmchen und gibt das Feuersymbol frei</text:p>
        <text:h text:style-name="Heading_20_1" text:outline-level="1"><text:soft-page-break/>Sonstige Bewohner</text:h>
        <text:p text:style-name="P8">Küste/Wasser : Hier wohnt Robinson, ein Schiffsbrüchiger in einer rudimentären Hütte. Weiß einiges zum Hüter des Wassers.</text:p>
        <text:p text:style-name="P8">Gebirge/Stein : Ein Zwergenclan, der nur mit saufen und raufen beschäftigt ist. Rückt nur Informationen raus, wenn man sie im Kampf, Saufen oder Raufen beeindrucken kann. Wissen gar nix über den Hüter weils sie es schlicht nicht interessiert. Kann man zum Kampf überreden, werden das Elementar aber auch nicht besiegen können.</text:p>
        <text:p text:style-name="P8">Ebene/Luft : Ein Einsiedler, der alleine in der Ebene seine Runden zieht. Weiß ebenfalls einiges vom Hüter, hat aber selber auch keinerlei Hinweise oder Rätsel parat. </text:p>
        <text:p text:style-name="P8">Feuerwald : Keine Bewohner, wer wohnt schon gerne da, wo es andauern brennt.</text:p>
        <text:p text:style-name="P8">Man kann auf allerhand Monster treffen, die meisten davon wird die Gruppe nicht besiegen können.</text:p>
        <text:p text:style-name="P8">Alle diese Bewohner/Monster sind sonderbar, da es oft vorkommt, dass sie mitten in ihrem Handeln einfach aufhören und sich mit etwas anderem beschäftigen. Anscheinend sind sie es einfach nicht gewohnt, dass da was neues kommt...</text:p>
        <text:h text:style-name="Heading_20_1" text:outline-level="1">Die Stadt</text:h>
        <text:p text:style-name="Standard">Es gibt eine größere Stadt, die alle Zeichen des Untergangs und des Aufwungs hat. Soll heißen, es gibt Teile der Stadt, die sind gerade im Aufbau und strotzen nur so vor Geld, andere Teile der Stadt sehen aus, als wenn die Stadt gerade geschliffen und niedergebrannt wurde.</text:p>
        <text:p text:style-name="Standard">Alles ist in dieser Stadt zu sehen in allen Facetten.</text:p>
        <text:p text:style-name="Standard">Die Bewohner sind alle sehr eindimensional und scheinen sich immer nur gerade mit dem zu beschäftigen, was Ihrem Beruf/Lebensgewohnheit entspricht.</text:p>
        <text:p text:style-name="Standard">Die Stadt macht den Anschein als würde sich nie etwas ändern.</text:p>
        <text:p text:style-name="Standard">Jeder Bewohner wird sich nach einer gewissen Zeit nicht mal mehr an den Kontakt mit der Gruppe erinnern.</text:p>
        <text:p text:style-name="Standard"/>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page-number="auto" fo:background-color="transparent" style:shadow="none">
        <style:tab-stops/>
        <style:background-image/>
      </style:paragraph-properties>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page-number="auto"/>
      <style:text-properties fo:color="#000080" fo:font-style="italic"/>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Standard" style:class="text" style:master-page-name="" style:default-outline-level="1">
      <style:paragraph-properties fo:margin-top="0.3cm" fo:margin-bottom="0.4cm" fo:keep-together="always" style:page-number="auto"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cm" fo:margin-bottom="0.3cm"/>
      <style:text-properties fo:color="#00008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page-number="auto"/>
      <style:text-properties fo:color="#000080" fo:font-size="9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Default2" style:family="paragraph" style:parent-style-name="Standard">
      <style:paragraph-properties fo:margin-left="0.529cm" fo:margin-right="0cm" fo:margin-top="0cm" fo:margin-bottom="0.101cm" fo:text-indent="0cm" style:auto-text-indent="false">
        <style:tab-stops>
          <style:tab-stop style:position="0.45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MP2"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MP3"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MP4"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MP5"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6pt" fo:font-weight="bold" fo:background-color="transparent" style:font-size-asian="6pt" style:font-weight-asian="bold" style:font-size-complex="6pt" style:font-weight-complex="bold" style:text-scale="105%"/>
    </style:style>
    <style:style style:name="MP6"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MT1" style:family="text">
      <style:text-properties fo:color="#280099"/>
    </style:style>
    <style:style style:name="MT2" style:family="text">
      <style:text-properties fo:color="#280099" fo:background-color="transparent"/>
    </style:style>
    <style:page-layout style:name="M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RE</text:span><text:span text:style-name="MT2">VELATION</text:span></text:p>
        <text:p text:style-name="MP3">The Rules Engine for Roleplaying</text:p>
        <text:p text:style-name="MP4"/>
        <text:p text:style-name="MP5"/>
      </style:header>
      <style:footer>
        <text:p text:style-name="MP6"><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6-02-04T21:40:52</meta:creation-date>
    <dc:date>2008-12-21T17:29:01.50</dc:date>
    <meta:print-date>2008-12-21T17:02:49.31</meta:print-date>
    <dc:language>de-DE</dc:language>
    <meta:editing-cycles>118</meta:editing-cycles>
    <meta:editing-duration>PT49H52M06S</meta:editing-duration>
    <dc:creator>Hansjoachim Heiges</dc:creator>
    <meta:printed-by>Hansjoachim Heiges</meta:printed-by>
    <meta:document-statistic meta:table-count="1" meta:image-count="0" meta:object-count="0" meta:page-count="8" meta:paragraph-count="359" meta:word-count="2907" meta:character-count="17921"/>
    <meta:user-defined meta:name="Info 1"/>
    <meta:user-defined meta:name="Info 2"/>
    <meta:user-defined meta:name="Info 3"/>
    <meta:user-defined meta:name="Info 4"/>
  </office:meta>
</office:document-meta>
</file>